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104b" officeooo:paragraph-rsid="0011104b"/>
    </style:style>
    <style:style style:name="P2" style:family="paragraph" style:parent-style-name="Standard">
      <style:text-properties officeooo:rsid="0012e635" officeooo:paragraph-rsid="0011104b"/>
    </style:style>
    <style:style style:name="P3" style:family="paragraph" style:parent-style-name="Standard">
      <style:text-properties officeooo:rsid="0012e635" officeooo:paragraph-rsid="0012e63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e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(<text:span text:style-name="T1">Login</text:span>,Nome_Completo,Cidade_Natal)</text:p>
      <text:p text:style-name="P1"/>
      <text:p text:style-name="P1">Bloqueia(<text:span text:style-name="T1">Login1</text:span>,<text:span text:style-name="T1">Login2</text:span>,Motivo), Login1 → Pessoa; Login2 → Pessoa.</text:p>
      <text:p text:style-name="P1"/>
      <text:p text:style-name="P1">Conhece(<text:span text:style-name="T1">Login1</text:span>,<text:span text:style-name="T1">Login2</text:span>), Login1 → Pessoa; Login2 → Pessoa.</text:p>
      <text:p text:style-name="P1"/>
      <text:p text:style-name="P1">Filmes(<text:span text:style-name="T1">ID</text:span>,Nome,Data_de_lançamento)</text:p>
      <text:p text:style-name="P1"/>
      <text:p text:style-name="P1">Like_Filmes(<text:span text:style-name="T1">Login</text:span>,<text:span text:style-name="T1">ID</text:span>,Nota) Login → Pessoa; ID → Filmes.</text:p>
      <text:p text:style-name="P1"/>
      <text:p text:style-name="P1">Atores(<text:span text:style-name="T1">ID</text:span>,Telefone,Endereço)</text:p>
      <text:p text:style-name="P1"/>
      <text:p text:style-name="P1">Atores_Filmes(<text:span text:style-name="T1">ID_Ator</text:span>,<text:span text:style-name="T1">ID_Filme</text:span>) ID_Ator→ Atores; ID_Filmes → Filmes</text:p>
      <text:p text:style-name="P1"/>
      <text:p text:style-name="P1">Artista_Musical(<text:span text:style-name="T1">ID</text:span>,Genero,Nome_Artistico,Pais)</text:p>
      <text:p text:style-name="P1"/>
      <text:p text:style-name="P3">Diretor(<text:span text:style-name="T1">ID</text:span>,Telefone,Endereço)</text:p>
      <text:p text:style-name="P1"/>
      <text:p text:style-name="P1">Like_<text:span text:style-name="T2">Artista</text:span>(<text:span text:style-name="T1">Login</text:span>,<text:span text:style-name="T1">ID</text:span>,Nota) Login → Pessoa, ID → Artista_Music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1:17:47.839749732</meta:creation-date>
    <dc:date>2018-08-26T11:30:47.755766061</dc:date>
    <meta:editing-duration>PT2M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39" meta:character-count="485" meta:non-whitespace-character-count="456"/>
  </office:meta>
</office:document-meta>
</file>